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" officeooo:rsid="0011d511" officeooo:paragraph-rsid="0011d511"/>
    </style:style>
    <style:style style:name="P2" style:family="paragraph" style:parent-style-name="Text_20_body">
      <style:text-properties style:font-name="Arial" fo:font-weight="bold" officeooo:rsid="0011d511" officeooo:paragraph-rsid="0011d511" style:font-weight-asian="bold" style:font-weight-complex="bold"/>
    </style:style>
    <style:style style:name="P3" style:family="paragraph" style:parent-style-name="Text_20_body">
      <style:text-properties style:font-name="Arial" officeooo:rsid="0013c911" officeooo:paragraph-rsid="0013c911"/>
    </style:style>
    <style:style style:name="P4" style:family="paragraph" style:parent-style-name="Text_20_body">
      <style:paragraph-properties fo:text-align="start" style:justify-single-word="false"/>
      <style:text-properties style:font-name="Arial" officeooo:rsid="0011d511" officeooo:paragraph-rsid="0011d511"/>
    </style:style>
    <style:style style:name="P5" style:family="paragraph" style:parent-style-name="Title">
      <style:paragraph-properties fo:text-align="start" style:justify-single-word="false"/>
      <style:text-properties style:font-name="Arial" officeooo:rsid="0011d511" officeooo:paragraph-rsid="0011d51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92e0"/>
    </style:style>
    <style:style style:name="T3" style:family="text">
      <style:text-properties officeooo:rsid="00151e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øtereferat</text:p>
      <text:p text:style-name="P4"/>
      <text:p text:style-name="P1"><text:span text:style-name="T1">Når:</text:span> 08.01.14 kl 19.00</text:p>
      <text:p text:style-name="P1"><text:span text:style-name="T1">Hvem:</text:span> <text:span text:style-name="T3">Mikael, Kristoffer, Kristian og Morten</text:span></text:p>
      <text:p text:style-name="P1"><text:span text:style-name="T1">Hvor:</text:span> Mumblemøte (VOIP)</text:p>
      <text:p text:style-name="P2">Hva:</text:p>
      <text:p text:style-name="P1"/>
      <text:p text:style-name="P1">Diskutere og finne løsninger på disse spørsmålene: </text:p>
      <text:p text:style-name="P1"/>
      <text:p text:style-name="P1">Hvor skal vi lagre filer?</text:p>
      <text:p text:style-name="P1">Prøver oss på å bruke GitHub til alt av filer. Ingen er erfarne med hvordan det brukes, men vi lærer fort.</text:p>
      <text:p text:style-name="P1"/>
      <text:p text:style-name="P1">Hvordan skal skriving av referater, osv. forgå?</text:p>
      <text:p text:style-name="P1">Sekretærrollen går på rundgang ukentlig. Mikael begynner i uke 3, deretter blir syklusen Kristian, Kristoffer og Morten.</text:p>
      <text:p text:style-name="P1"/>
      <text:p text:style-name="P1">Når skal vi avtale neste møte med veileder?</text:p>
      <text:p text:style-name="P1">Sender mail og spør om møte mandag 13. januar.</text:p>
      <text:p text:style-name="P1"/>
      <text:p text:style-name="P3">Hva skal vi spørre veileder om?</text:p>
      <text:p text:style-name="P3">Er det viktig med arbeidslogg? Generelle anbefalinger og deling av erfaringer.</text:p>
      <text:p text:style-name="P1"/>
      <text:p text:style-name="P1">Hvordan skal vi holde styr på når vi skal ha møter?</text:p>
      <text:p text:style-name="P1">Setter opp en <text:span text:style-name="T2">G</text:span>oogle kalender for dette.</text:p>
      <text:p text:style-name="P1"/>
      <text:p text:style-name="P2">Skrevet av</text:p>
      <text:p text:style-name="P1">Mikael Grimstad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8T19:47:19.581000000</meta:creation-date>
    <dc:date>2014-01-08T20:08:18.148000000</dc:date>
    <meta:editing-duration>PT10M30S</meta:editing-duration>
    <meta:editing-cycles>5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18" meta:word-count="128" meta:character-count="767" meta:non-whitespace-character-count="656"/>
  </office:meta>
</office:document-meta>
</file>